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666666" draw:stroke-linejoin="round" draw:fill="solid" draw:fill-color="#b6d7a8" draw:textarea-vertical-align="middle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 style:list-style-name="L2">
      <style:graphic-properties draw:stroke="solid" svg:stroke-width="0.053cm" svg:stroke-color="#666666" draw:stroke-linejoin="round" draw:fill="solid" draw:fill-color="#fff2cc" draw:textarea-vertical-align="middle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solid" svg:stroke-width="0.053cm" svg:stroke-color="#666666" draw:stroke-linejoin="round" draw:fill="solid" draw:fill-color="#ea9999" draw:textarea-vertical-align="middle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 style:list-style-name="L2">
      <style:graphic-properties draw:stroke="solid" svg:stroke-width="0.053cm" svg:stroke-color="#666666" draw:stroke-linejoin="round" draw:fill="solid" draw:fill-color="#fff2cc" draw:textarea-vertical-align="top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_20_2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solid" svg:stroke-width="0.053cm" svg:stroke-color="#666666" draw:stroke-linejoin="round" draw:fill="solid" draw:fill-color="#ffd966" draw:textarea-vertical-align="middle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solid" svg:stroke-width="0.053cm" svg:stroke-color="#666666" draw:stroke-linejoin="round" draw:fill="solid" draw:fill-color="#ffd966" draw:textarea-vertical-align="middle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 style:list-style-name="L2">
      <style:graphic-properties draw:stroke="solid" svg:stroke-width="0.053cm" svg:stroke-color="#666666" draw:stroke-linejoin="round" draw:fill="solid" draw:fill-color="#ffd966" draw:textarea-vertical-align="middle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666666" draw:stroke-linejoin="round" draw:fill="solid" draw:fill-color="#a4c2f4" draw:textarea-vertical-align="top" draw:auto-grow-height="false" draw:fit-to-size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666666" draw:stroke-linejoin="round" draw:fill="solid" draw:fill-color="#ffd966" draw:textarea-vertical-align="top" draw:auto-grow-height="false" draw:fit-to-size="false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53cm" svg:stroke-color="#666666" draw:stroke-linejoin="round" draw:fill="solid" draw:fill-color="#a4c2f4" draw:textarea-vertical-align="middle" draw:auto-grow-height="false" draw:fit-to-size="false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solid" svg:stroke-width="0.053cm" svg:stroke-color="#666666" draw:stroke-linejoin="round" draw:fill="solid" draw:fill-color="#a4c2f4" draw:textarea-vertical-align="middle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gr18" style:family="graphic" style:parent-style-name="standard" style:list-style-name="L2">
      <style:graphic-properties draw:stroke="solid" svg:stroke-width="0.053cm" svg:stroke-color="#666666" draw:stroke-linejoin="round" draw:fill="solid" draw:fill-color="#cccccc" draw:textarea-vertical-align="top" draw:auto-grow-height="false" draw:fit-to-size="false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1pt" style:font-size-asian="11pt" style:font-size-complex="11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fo:font-family="Ubuntu" fo:font-size="14pt" fo:letter-spacing="normal" fo:font-style="normal" style:text-underline-style="none" fo:font-weight="normal" style:font-family-asian="Ubuntu" style:font-size-asian="14pt" style:font-style-asian="normal" style:font-weight-asian="normal" style:font-family-complex="Ubuntu" style:font-size-complex="14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Ubuntu" fo:font-size="11pt" fo:letter-spacing="normal" fo:font-style="normal" style:text-underline-style="none" fo:font-weight="normal" style:font-family-asian="Ubuntu" style:font-size-asian="11pt" style:font-style-asian="normal" style:font-weight-asian="normal" style:font-family-complex="Ubuntu" style:font-size-complex="11pt" style:font-style-complex="normal" style:font-weight-complex="normal"/>
    </style:style>
    <style:style style:name="T4" style:family="text">
      <style:text-properties fo:color="#000000" style:text-line-through-style="none" fo:font-family="Ubuntu" fo:font-size="24pt" fo:letter-spacing="normal" fo:font-style="normal" style:text-underline-style="none" fo:font-weight="normal" style:font-family-asian="Ubuntu" style:font-size-asian="24pt" style:font-style-asian="normal" style:font-weight-asian="normal" style:font-family-complex="Ubuntu" style:font-size-complex="24pt" style:font-style-complex="normal" style:font-weight-complex="normal"/>
    </style:style>
    <style:style style:name="T5" style:family="text">
      <style:text-properties fo:color="#000000" style:text-line-through-style="none" fo:font-family="Ubuntu" fo:font-size="12pt" fo:letter-spacing="normal" fo:font-style="normal" style:text-underline-style="none" fo:font-weight="normal" style:font-family-asian="Ubuntu" style:font-size-asian="12pt" style:font-style-asian="normal" style:font-weight-asian="normal" style:font-family-complex="Ubuntu" style:font-size-complex="12pt" style:font-style-complex="normal" style:font-weight-complex="normal"/>
    </style:style>
    <style:style style:name="T6" style:family="text">
      <style:text-properties fo:color="#000000" style:text-line-through-style="none" fo:font-family="Ubuntu" fo:font-size="10pt" fo:letter-spacing="normal" fo:font-style="normal" style:text-underline-style="none" fo:font-weight="normal" style:font-family-asian="Ubuntu" style:font-size-asian="10pt" style:font-style-asian="normal" style:font-weight-asian="normal" style:font-family-complex="Ubuntu" style:font-size-complex="10pt" style:font-style-complex="normal" style:font-weight-complex="normal"/>
    </style:style>
    <style:style style:name="T7" style:family="text">
      <style:text-properties fo:color="#000000" style:text-line-through-style="none" fo:font-family="Arial" fo:font-size="7pt" fo:letter-spacing="normal" fo:font-style="normal" style:text-underline-style="none" fo:font-weight="normal" style:font-family-asian="Arial" style:font-size-asian="7pt" style:font-style-asian="normal" style:font-weight-asian="normal" style:font-family-complex="Arial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34" draw:style-name="gr1" draw:text-style-name="P2" draw:layer="layout" svg:width="19.07cm" svg:height="1.233cm" svg:x="6.478cm" svg:y="12.979cm">
          <text:p text:style-name="P1"><text:span text:style-name="T1">Accumul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2" draw:text-style-name="P2" draw:layer="layout" svg:width="19.07cm" svg:height="1.148cm" svg:x="6.478cm" svg:y="14.521cm">
          <text:p text:style-name="P1"><text:span text:style-name="T2">H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6" draw:style-name="gr3" draw:text-style-name="P4" draw:layer="layout" svg:width="3cm" svg:height="6.681cm" svg:x="22.638cm" svg:y="5.936cm">
          <text:p text:style-name="P3"><text:span text:style-name="T3">Zookeep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7" draw:style-name="gr4" draw:text-style-name="P2" draw:layer="layout" svg:width="16.057cm" svg:height="6.681cm" svg:x="6.404cm" svg:y="5.989cm">
          <text:p text:style-name="P1"><text:span text:style-name="T2">YAR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" draw:style-name="gr5" draw:text-style-name="P5" draw:layer="layout" svg:width="0.021cm" svg:height="10.957cm" svg:x="5.964cm" svg:y="4.9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9" draw:style-name="gr6" draw:text-style-name="P6" draw:layer="layout" svg:width="3.645cm" svg:height="1.605cm" svg:x="1.838cm" svg:y="4.611cm">
          <text:p text:style-name="P3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7" draw:text-style-name="P6" draw:layer="layout" svg:width="3.631cm" svg:height="1.722cm" svg:x="14.368cm" svg:y="4.553cm">
          <text:p text:style-name="P3"><text:span text:style-name="T4">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8" draw:text-style-name="P2" draw:layer="layout" svg:width="2.938cm" svg:height="1.302cm" svg:x="1.977cm" svg:y="6.896cm">
          <text:p text:style-name="P1"><text:span text:style-name="T5">Fluo Client for App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2" draw:style-name="gr9" draw:text-style-name="P2" draw:layer="layout" svg:width="2.938cm" svg:height="1.302cm" svg:x="1.977cm" svg:y="8.751cm">
          <text:p text:style-name="P1"><text:span text:style-name="T5">Fluo Client</text:span></text:p>
          <text:p text:style-name="P1"><text:span text:style-name="T5">for App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3" draw:style-name="gr10" draw:text-style-name="P2" draw:layer="layout" svg:width="2.938cm" svg:height="1.302cm" svg:x="1.977cm" svg:y="12.209cm">
          <text:p text:style-name="P1"><text:span text:style-name="T5">Fluo Client</text:span></text:p>
          <text:p text:style-name="P1"><text:span text:style-name="T5">for App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4" draw:style-name="gr11" draw:text-style-name="P2" draw:layer="layout" svg:width="6.585cm" svg:height="4.897cm" svg:x="15.305cm" svg:y="7.311cm">
          <text:p text:style-name="P1"><text:span text:style-name="T2">Fluo Applica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12" draw:text-style-name="P2" draw:layer="layout" svg:width="8.278cm" svg:height="4.897cm" svg:x="6.737cm" svg:y="7.311cm">
          <text:p text:style-name="P1"><text:span text:style-name="T1">Fluo Applicati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46">
          <draw:custom-shape draw:name="Shape 147" draw:style-name="gr13" draw:text-style-name="P7" draw:layer="layout" svg:width="3.914cm" svg:height="1.909cm" svg:x="6.912cm" svg:y="9.956cm">
            <text:p text:style-name="P1"><text:span text:style-name="T6">Fluo Work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8" draw:style-name="gr14" draw:text-style-name="P7" draw:layer="layout" svg:width="1.729cm" svg:height="0.715cm" svg:x="7.055cm" svg:y="11.003cm">
            <text:p text:style-name="P3"><text:span text:style-name="T7">Observer1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9" draw:style-name="gr14" draw:text-style-name="P7" draw:layer="layout" svg:width="1.729cm" svg:height="0.715cm" svg:x="8.971cm" svg:y="11.003cm">
            <text:p text:style-name="P3"><text:span text:style-name="T7">Observer2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0" draw:style-name="gr15" draw:text-style-name="P2" draw:layer="layout" svg:width="3.645cm" svg:height="1.372cm" svg:x="9.283cm" svg:y="8.365cm">
          <text:p text:style-name="P1"><text:span text:style-name="T5">Fluo Orac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151">
          <draw:custom-shape draw:name="Shape 152" draw:style-name="gr13" draw:text-style-name="P7" draw:layer="layout" svg:width="3.152cm" svg:height="1.888cm" svg:x="15.45cm" svg:y="10.022cm">
            <text:p text:style-name="P1"><text:span text:style-name="T6">Fluo Work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53" draw:style-name="gr14" draw:text-style-name="P7" draw:layer="layout" svg:width="1.778cm" svg:height="0.762cm" svg:x="15.605cm" svg:y="11.033cm">
            <text:p text:style-name="P3"><text:span text:style-name="T7">ObserverA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4" draw:style-name="gr16" draw:text-style-name="P2" draw:layer="layout" svg:width="3.914cm" svg:height="1.475cm" svg:x="16.595cm" svg:y="8.313cm">
          <text:p text:style-name="P1"><text:span text:style-name="T1">Fluo Orac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155">
          <draw:custom-shape draw:name="Shape 156" draw:style-name="gr13" draw:text-style-name="P7" draw:layer="layout" svg:width="3.914cm" svg:height="1.909cm" svg:x="10.949cm" svg:y="9.956cm">
            <text:p text:style-name="P1"><text:span text:style-name="T6">Fluo Work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57" draw:style-name="gr14" draw:text-style-name="P7" draw:layer="layout" svg:width="1.729cm" svg:height="0.715cm" svg:x="11.092cm" svg:y="11.003cm">
            <text:p text:style-name="P3"><text:span text:style-name="T7">Observer1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8" draw:style-name="gr14" draw:text-style-name="P7" draw:layer="layout" svg:width="1.729cm" svg:height="0.715cm" svg:x="13.008cm" svg:y="11.003cm">
            <text:p text:style-name="P3"><text:span text:style-name="T7">Observer2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9" draw:style-name="gr17" draw:text-style-name="P6" draw:layer="layout" svg:width="2.023cm" svg:height="0.992cm" svg:x="9.467cm" svg:y="13.1cm">
          <text:p text:style-name="P3"><text:span text:style-name="T5">Tabl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18" draw:text-style-name="P6" draw:layer="layout" svg:width="2.032cm" svg:height="0.992cm" svg:x="18.348cm" svg:y="13.1cm">
          <text:p text:style-name="P3"><text:span text:style-name="T5">Tabl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53cm" draw:distance="0.15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Walch</meta:initial-creator>
    <meta:creation-date>2015-05-26T12:41:48</meta:creation-date>
    <dc:date>2015-05-26T13:06:24</dc:date>
    <dc:creator>Michael Walch</dc:creator>
    <meta:editing-duration>P0D</meta:editing-duration>
    <meta:editing-cycles>2</meta:editing-cycles>
    <meta:generator>LibreOffice/4.0.4.2$Linux_X86_64 LibreOffice_project/400m0$Build-2</meta:generator>
    <meta:document-statistic meta:object-count="27"/>
  </office:meta>
</office:document-meta>
</file>